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MSY10" svg:font-family="CMSY10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0.924cm" style:rel-column-width="3560*"/>
    </style:style>
    <style:style style:name="Tabela2.B" style:family="table-column">
      <style:table-column-properties style:column-width="3cm" style:rel-column-width="11567*"/>
    </style:style>
    <style:style style:name="Tabela2.C" style:family="table-column">
      <style:table-column-properties style:column-width="13.076cm" style:rel-column-width="5040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0.926cm" style:rel-column-width="3568*"/>
    </style:style>
    <style:style style:name="Tabela5.B" style:family="table-column">
      <style:table-column-properties style:column-width="2.873cm" style:rel-column-width="11074*"/>
    </style:style>
    <style:style style:name="Tabela5.C" style:family="table-column">
      <style:table-column-properties style:column-width="13.203cm" style:rel-column-width="50893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0.975cm" style:rel-column-width="3760*"/>
    </style:style>
    <style:style style:name="Tabela3.B" style:family="table-column">
      <style:table-column-properties style:column-width="3.298cm" style:rel-column-width="12715*"/>
    </style:style>
    <style:style style:name="Tabela3.C" style:family="table-column">
      <style:table-column-properties style:column-width="12.726cm" style:rel-column-width="4906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22.264cm" fo:margin-left="-2.559cm" fo:margin-right="-2.704cm" table:align="margins" style:writing-mode="lr-tb"/>
    </style:style>
    <style:style style:name="Tabela7.A" style:family="table-column">
      <style:table-column-properties style:column-width="0.921cm" style:rel-column-width="2709*"/>
    </style:style>
    <style:style style:name="Tabela7.B" style:family="table-column">
      <style:table-column-properties style:column-width="7.971cm" style:rel-column-width="23463*"/>
    </style:style>
    <style:style style:name="Tabela7.C" style:family="table-column">
      <style:table-column-properties style:column-width="8.308cm" style:rel-column-width="24455*"/>
    </style:style>
    <style:style style:name="Tabela7.D" style:family="table-column">
      <style:table-column-properties style:column-width="5.064cm" style:rel-column-width="14908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D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22.22cm" fo:margin-left="-2.515cm" fo:margin-right="-2.704cm" table:align="margins" style:writing-mode="lr-tb"/>
    </style:style>
    <style:style style:name="Tabela8.A" style:family="table-column">
      <style:table-column-properties style:column-width="0.898cm" style:rel-column-width="2647*"/>
    </style:style>
    <style:style style:name="Tabela8.B" style:family="table-column">
      <style:table-column-properties style:column-width="5.913cm" style:rel-column-width="17437*"/>
    </style:style>
    <style:style style:name="Tabela8.C" style:family="table-column">
      <style:table-column-properties style:column-width="8.359cm" style:rel-column-width="24652*"/>
    </style:style>
    <style:style style:name="Tabela8.D" style:family="table-column">
      <style:table-column-properties style:column-width="7.052cm" style:rel-column-width="20799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D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cm" table:align="margins" style:writing-mode="lr-tb"/>
    </style:style>
    <style:style style:name="Tabela9.A" style:family="table-column">
      <style:table-column-properties style:column-width="0.972cm" style:rel-column-width="3745*"/>
    </style:style>
    <style:style style:name="Tabela9.B" style:family="table-column">
      <style:table-column-properties style:column-width="4.875cm" style:rel-column-width="18795*"/>
    </style:style>
    <style:style style:name="Tabela9.C" style:family="table-column">
      <style:table-column-properties style:column-width="11.153cm" style:rel-column-width="42995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C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 style:writing-mode="lr-tb"/>
    </style:style>
    <style:style style:name="Tabela10.A" style:family="table-column">
      <style:table-column-properties style:column-width="4.898cm" style:rel-column-width="18880*"/>
    </style:style>
    <style:style style:name="Tabela10.B" style:family="table-column">
      <style:table-column-properties style:column-width="12.102cm" style:rel-column-width="46655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9" style:family="paragraph" style:parent-style-name="SBC_3a_paragraph">
      <style:paragraph-properties fo:margin-left="0cm" fo:margin-right="0cm" fo:text-indent="1.251cm" style:auto-text-indent="false"/>
    </style:style>
    <style:style style:name="P20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BC_3a_paragraph" style:list-style-name="L1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1pt" fo:font-style="normal" fo:font-weight="bold" style:font-name-asian="CMSY1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4" style:family="paragraph" style:parent-style-name="SBC_3a_paragraph_3a_first">
      <style:paragraph-properties fo:margin-left="0cm" fo:margin-right="0cm" fo:text-indent="0cm" style:auto-text-indent="false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list xml:id="list2918085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1">(3) Regras para mapeamento da Ontologia Local para a de Domínio extraídas de [2]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21">Amazon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#1</text:p>
          </table:table-cell>
          <table:table-cell table:style-name="Tabela2.A1" office:value-type="string">
            <text:p text:style-name="P4">S<text:span text:style-name="T1">D</text:span>&lt;=S<text:span text:style-name="T1">L</text:span></text:p>
          </table:table-cell>
          <table:table-cell table:style-name="Tabela2.C1" office:value-type="string">
            <text:p text:style-name="P9">s : Book(b) &lt;= a : Book(b)</text:p>
          </table:table-cell>
        </table:table-row>
        <table:table-row>
          <table:table-cell table:style-name="Tabela2.A2" office:value-type="string">
            <text:p text:style-name="P3">#2</text:p>
          </table:table-cell>
          <table:table-cell table:style-name="Tabela2.A2" office:value-type="string">
            <text:p text:style-name="P4">C<text:span text:style-name="T1">D</text:span>&lt;=S<text:span text:style-name="T1">L</text:span></text:p>
          </table:table-cell>
          <table:table-cell table:style-name="Tabela2.C2" office:value-type="string">
            <text:p text:style-name="P9">s : Product(b) &lt;= a : Book(b)</text:p>
          </table:table-cell>
        </table:table-row>
        <table:table-row>
          <table:table-cell table:style-name="Tabela2.A2" office:value-type="string">
            <text:p text:style-name="P3">#3</text:p>
          </table:table-cell>
          <table:table-cell table:style-name="Tabela2.A2" office:value-type="string">
            <text:p text:style-name="P4">S<text:span text:style-name="T1">D</text:span>&lt;=C<text:span text:style-name="T1">L</text:span></text:p>
          </table:table-cell>
          <table:table-cell table:style-name="Tabela2.C2" office:value-type="string">
            <text:p text:style-name="P9">s : Music(m) &lt;= a : Music(m)</text:p>
          </table:table-cell>
        </table:table-row>
        <table:table-row>
          <table:table-cell table:style-name="Tabela2.A2" office:value-type="string">
            <text:p text:style-name="P3">#4</text:p>
          </table:table-cell>
          <table:table-cell table:style-name="Tabela2.A2" office:value-type="string">
            <text:p text:style-name="P4">C<text:span text:style-name="T1">D</text:span>&lt;=S<text:span text:style-name="T1">L</text:span></text:p>
          </table:table-cell>
          <table:table-cell table:style-name="Tabela2.C2" office:value-type="string">
            <text:p text:style-name="P9">s : Product(m) &lt;= a : Music(m)</text:p>
          </table:table-cell>
        </table:table-row>
        <table:table-row>
          <table:table-cell table:style-name="Tabela2.A2" office:value-type="string">
            <text:p text:style-name="P3">#5</text:p>
          </table:table-cell>
          <table:table-cell table:style-name="Tabela2.A2" office:value-type="string">
            <text:p text:style-name="P4">C<text:span text:style-name="T1">D</text:span>&lt;=C<text:span text:style-name="T1">L</text:span></text:p>
          </table:table-cell>
          <table:table-cell table:style-name="Tabela2.C2" office:value-type="string">
            <text:p text:style-name="P9">s : Publ(p) &lt;= a : Publ(p)</text:p>
          </table:table-cell>
        </table:table-row>
        <table:table-row>
          <table:table-cell table:style-name="Tabela2.A2" office:value-type="string">
            <text:p text:style-name="P3">#6</text:p>
          </table:table-cell>
          <table:table-cell table:style-name="Tabela2.A2" office:value-type="string">
            <text:p text:style-name="P4">DP<text:span text:style-name="T1">D</text:span>&lt;=DP<text:span text:style-name="T1">L</text:span></text:p>
          </table:table-cell>
          <table:table-cell table:style-name="Tabela2.C2" office:value-type="string">
            <text:p text:style-name="P9">s : title(b; t) &lt;= a : title(b, t); a : Book(b)</text:p>
          </table:table-cell>
        </table:table-row>
        <table:table-row>
          <table:table-cell table:style-name="Tabela2.A2" office:value-type="string">
            <text:p text:style-name="P3">#7</text:p>
          </table:table-cell>
          <table:table-cell table:style-name="Tabela2.A2" office:value-type="string">
            <text:p text:style-name="P4">OP<text:span text:style-name="T1">D</text:span>&lt;=OP<text:span text:style-name="T1">L</text:span></text:p>
          </table:table-cell>
          <table:table-cell table:style-name="Tabela2.C2" office:value-type="string">
            <text:p text:style-name="P9">s : pub(b; p) &lt;= a : publisher(b, p); a : Book(b)</text:p>
          </table:table-cell>
        </table:table-row>
        <table:table-row>
          <table:table-cell table:style-name="Tabela2.A2" office:value-type="string">
            <text:p text:style-name="P3">#8</text:p>
          </table:table-cell>
          <table:table-cell table:style-name="Tabela2.A2" office:value-type="string">
            <text:p text:style-name="P4">DP<text:span text:style-name="T1">D</text:span>&lt;=DP<text:span text:style-name="T1">L</text:span></text:p>
          </table:table-cell>
          <table:table-cell table:style-name="Tabela2.C2" office:value-type="string">
            <text:p text:style-name="P9">s : title(m; t) &lt;= a : title(m, t); a : Music(m)</text:p>
          </table:table-cell>
        </table:table-row>
        <table:table-row>
          <table:table-cell table:style-name="Tabela2.A2" office:value-type="string">
            <text:p text:style-name="P3">#9</text:p>
          </table:table-cell>
          <table:table-cell table:style-name="Tabela2.A2" office:value-type="string">
            <text:p text:style-name="P4">DP<text:span text:style-name="T1">D</text:span>&lt;=DP<text:span text:style-name="T1">L</text:span></text:p>
          </table:table-cell>
          <table:table-cell table:style-name="Tabela2.C2" office:value-type="string">
            <text:p text:style-name="P9">s : name(p; n) &lt;= a : name(p, n); a : Publ(p)</text:p>
          </table:table-cell>
        </table:table-row>
        <table:table-row>
          <table:table-cell table:style-name="Tabela2.A2" office:value-type="string">
            <text:p text:style-name="P3">#10</text:p>
          </table:table-cell>
          <table:table-cell table:style-name="Tabela2.A2" office:value-type="string">
            <text:p text:style-name="P4">DP<text:span text:style-name="T1">D</text:span>&lt;=DP<text:span text:style-name="T1">L</text:span></text:p>
          </table:table-cell>
          <table:table-cell table:style-name="Tabela2.C2" office:value-type="string">
            <text:p text:style-name="P9">s : address(p; a) &lt;= a : address(p, a); a : Publ(p)</text:p>
          </table:table-cell>
        </table:table-row>
        <table:table-row>
          <table:table-cell table:style-name="Tabela2.A2" office:value-type="string">
            <text:p text:style-name="P3">#11</text:p>
          </table:table-cell>
          <table:table-cell table:style-name="Tabela2.A2" office:value-type="string">
            <text:p text:style-name="P4">DP<text:span text:style-name="T1">D</text:span>&lt;=OP<text:span text:style-name="T1">L</text:span>-DP<text:span text:style-name="T1">L</text:span></text:p>
          </table:table-cell>
          <table:table-cell table:style-name="Tabela2.C2" office:value-type="string">
            <text:p text:style-name="P9">s : recorder(m; n) &lt;= a : rec(m, r); a : recname(r, n); a : Recorder(r)</text:p>
          </table:table-cell>
        </table:table-row>
      </table:table>
      <text:p text:style-name="P20"/>
      <text:list xml:id="list29370298" text:continue-numbering="true" text:style-name="L1">
        <text:list-header>
          <text:p text:style-name="P21">Ebay</text:p>
        </text:list-header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3">#1</text:p>
          </table:table-cell>
          <table:table-cell table:style-name="Tabela5.A1" office:value-type="string">
            <text:p text:style-name="P4">S<text:span text:style-name="T1">D</text:span>&lt;=C<text:span text:style-name="T1">L, R</text:span></text:p>
          </table:table-cell>
          <table:table-cell table:style-name="Tabela5.C1" office:value-type="string">
            <text:p text:style-name="P9">s : Book(p) &lt;= e : Product(p), e : type(p) = 'book'</text:p>
          </table:table-cell>
        </table:table-row>
        <table:table-row>
          <table:table-cell table:style-name="Tabela5.A2" office:value-type="string">
            <text:p text:style-name="P3">#2</text:p>
          </table:table-cell>
          <table:table-cell table:style-name="Tabela5.A2" office:value-type="string">
            <text:p text:style-name="P4">C<text:span text:style-name="T1">D</text:span>&lt;=C<text:span text:style-name="T1">L, R</text:span></text:p>
          </table:table-cell>
          <table:table-cell table:style-name="Tabela5.C2" office:value-type="string">
            <text:p text:style-name="P9">s : Product(p) &lt;= e : Product(p), e : type(p) = 'book'</text:p>
          </table:table-cell>
        </table:table-row>
        <table:table-row>
          <table:table-cell table:style-name="Tabela5.A2" office:value-type="string">
            <text:p text:style-name="P3">#3</text:p>
          </table:table-cell>
          <table:table-cell table:style-name="Tabela5.A2" office:value-type="string">
            <text:p text:style-name="P4">S<text:span text:style-name="T1">D</text:span>&lt;=C<text:span text:style-name="T1">L, R</text:span></text:p>
          </table:table-cell>
          <table:table-cell table:style-name="Tabela5.C2" office:value-type="string">
            <text:p text:style-name="P9">s : Music(p) &lt;= e : Product(p), e : type(p) = 'music'</text:p>
          </table:table-cell>
        </table:table-row>
        <table:table-row>
          <table:table-cell table:style-name="Tabela5.A2" office:value-type="string">
            <text:p text:style-name="P3">#4</text:p>
          </table:table-cell>
          <table:table-cell table:style-name="Tabela5.A2" office:value-type="string">
            <text:p text:style-name="P4">C<text:span text:style-name="T1">D</text:span>&lt;=C<text:span text:style-name="T1">L, R</text:span></text:p>
          </table:table-cell>
          <table:table-cell table:style-name="Tabela5.C2" office:value-type="string">
            <text:p text:style-name="P9">s : Product(p) &lt;= e : Product(p), e : type(p) = 'music'</text:p>
          </table:table-cell>
        </table:table-row>
        <table:table-row>
          <table:table-cell table:style-name="Tabela5.A2" office:value-type="string">
            <text:p text:style-name="P3">#5</text:p>
          </table:table-cell>
          <table:table-cell table:style-name="Tabela5.A2" office:value-type="string">
            <text:p text:style-name="P4">DP<text:span text:style-name="T1">D</text:span>&lt;=DP<text:span text:style-name="T1">L, R</text:span></text:p>
          </table:table-cell>
          <table:table-cell table:style-name="Tabela5.C2" office:value-type="string">
            <text:p text:style-name="P9">s : title(p, t) &lt;= e : title(p, t), e : Product(p), e : type(p) = 'book'</text:p>
          </table:table-cell>
        </table:table-row>
        <table:table-row>
          <table:table-cell table:style-name="Tabela5.A2" office:value-type="string">
            <text:p text:style-name="P3">#6</text:p>
          </table:table-cell>
          <table:table-cell table:style-name="Tabela5.A2" office:value-type="string">
            <text:p text:style-name="P4">DP<text:span text:style-name="T1">D</text:span>&lt;=DP<text:span text:style-name="T1">L, R</text:span></text:p>
          </table:table-cell>
          <table:table-cell table:style-name="Tabela5.C2" office:value-type="string">
            <text:p text:style-name="P9">s : title(p, t) &lt;= e : title(p, t), e : Product(p), e : type(p) = 'music'</text:p>
          </table:table-cell>
        </table:table-row>
        <table:table-row>
          <table:table-cell table:style-name="Tabela5.A2" office:value-type="string">
            <text:p text:style-name="P3">#7</text:p>
          </table:table-cell>
          <table:table-cell table:style-name="Tabela5.A2" office:value-type="string">
            <text:p text:style-name="P4">C<text:span text:style-name="T1">D</text:span>&lt;=DP<text:span text:style-name="T1">L, R</text:span></text:p>
          </table:table-cell>
          <table:table-cell table:style-name="Tabela5.C2" office:value-type="string">
            <text:p text:style-name="P9">s : Publ(fpubl(n)) &lt;= e : publisher(b, n); e : Product(b); </text:p>
            <text:p text:style-name="P9">e : type(b) = 'book'</text:p>
          </table:table-cell>
        </table:table-row>
        <table:table-row>
          <table:table-cell table:style-name="Tabela5.A2" office:value-type="string">
            <text:p text:style-name="P3">#8</text:p>
          </table:table-cell>
          <table:table-cell table:style-name="Tabela5.A2" office:value-type="string">
            <text:p text:style-name="P4">DP<text:span text:style-name="T1">D</text:span>&lt;=DP<text:span text:style-name="T1">L, R</text:span></text:p>
          </table:table-cell>
          <table:table-cell table:style-name="Tabela5.C2" office:value-type="string">
            <text:p text:style-name="P9">s : name(fpubl(n), n) &lt;= e : publisher(b, n); e : Product(b); </text:p>
            <text:p text:style-name="P9">e : type(b) = 'book'</text:p>
          </table:table-cell>
        </table:table-row>
        <table:table-row>
          <table:table-cell table:style-name="Tabela5.A2" office:value-type="string">
            <text:p text:style-name="P3">#9</text:p>
          </table:table-cell>
          <table:table-cell table:style-name="Tabela5.A2" office:value-type="string">
            <text:p text:style-name="P4">OP<text:span text:style-name="T1">D</text:span>&lt;=DP<text:span text:style-name="T1">L, R</text:span></text:p>
          </table:table-cell>
          <table:table-cell table:style-name="Tabela5.C2" office:value-type="string">
            <text:p text:style-name="P9">s : pub(b, fpubl(n)) &lt;= e : publisher(b, n); e : Product(b); </text:p>
            <text:p text:style-name="P9">e : type(b) = 'book'</text:p>
          </table:table-cell>
        </table:table-row>
      </table:table>
      <text:p text:style-name="P20"/>
      <text:list xml:id="list29390693" text:continue-numbering="true" text:style-name="L1">
        <text:list-header>
          <text:p text:style-name="P21">(4) Tipos de Mapeamento entre Ontologias Locais e de Domínio identificados:</text:p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">#1</text:p>
          </table:table-cell>
          <table:table-cell table:style-name="Tabela3.A1" office:value-type="string">
            <text:p text:style-name="P4">C<text:span text:style-name="T1">D</text:span>&lt;=C<text:span text:style-name="T1">L</text:span></text:p>
          </table:table-cell>
          <table:table-cell table:style-name="Tabela3.C1" office:value-type="string">
            <text:p text:style-name="P9">Classe Domínio &lt;= Classe Local<text:soft-page-break/></text:p>
          </table:table-cell>
        </table:table-row>
        <table:table-row>
          <table:table-cell table:style-name="Tabela3.A2" office:value-type="string">
            <text:p text:style-name="P3">#2</text:p>
          </table:table-cell>
          <table:table-cell table:style-name="Tabela3.A2" office:value-type="string">
            <text:p text:style-name="P4">C<text:span text:style-name="T1">D</text:span>&lt;=S<text:span text:style-name="T1">L</text:span></text:p>
          </table:table-cell>
          <table:table-cell table:style-name="Tabela3.C2" office:value-type="string">
            <text:p text:style-name="P9">Classe Domínio &lt;= Subclasse Local</text:p>
          </table:table-cell>
        </table:table-row>
        <table:table-row>
          <table:table-cell table:style-name="Tabela3.A2" office:value-type="string">
            <text:p text:style-name="P3">#3</text:p>
          </table:table-cell>
          <table:table-cell table:style-name="Tabela3.A2" office:value-type="string">
            <text:p text:style-name="P4">S<text:span text:style-name="T1">D</text:span>&lt;=S<text:span text:style-name="T1">L</text:span></text:p>
          </table:table-cell>
          <table:table-cell table:style-name="Tabela3.C2" office:value-type="string">
            <text:p text:style-name="P9">Subclasse Domínio &lt;= Subclasse Local</text:p>
          </table:table-cell>
        </table:table-row>
        <table:table-row>
          <table:table-cell table:style-name="Tabela3.A2" office:value-type="string">
            <text:p text:style-name="P3">#4</text:p>
          </table:table-cell>
          <table:table-cell table:style-name="Tabela3.A2" office:value-type="string">
            <text:p text:style-name="P4">DP<text:span text:style-name="T1">D</text:span>&lt;=DP<text:span text:style-name="T1">L</text:span></text:p>
          </table:table-cell>
          <table:table-cell table:style-name="Tabela3.C2" office:value-type="string">
            <text:p text:style-name="P9">Data Property Domínio &lt;= Data Property Local</text:p>
          </table:table-cell>
        </table:table-row>
        <table:table-row>
          <table:table-cell table:style-name="Tabela3.A2" office:value-type="string">
            <text:p text:style-name="P3">#5</text:p>
          </table:table-cell>
          <table:table-cell table:style-name="Tabela3.A2" office:value-type="string">
            <text:p text:style-name="P4">OP<text:span text:style-name="T1">D</text:span>&lt;=OP<text:span text:style-name="T1">L</text:span></text:p>
          </table:table-cell>
          <table:table-cell table:style-name="Tabela3.C2" office:value-type="string">
            <text:p text:style-name="P9">Object Property Domínio &lt;= Object Property Local</text:p>
          </table:table-cell>
        </table:table-row>
        <table:table-row>
          <table:table-cell table:style-name="Tabela3.A2" office:value-type="string">
            <text:p text:style-name="P3">#6</text:p>
          </table:table-cell>
          <table:table-cell table:style-name="Tabela3.A2" office:value-type="string">
            <text:p text:style-name="P4">DP<text:span text:style-name="T1">D</text:span>&lt;=OP<text:span text:style-name="T1">L</text:span>-DP<text:span text:style-name="T1">L</text:span></text:p>
          </table:table-cell>
          <table:table-cell table:style-name="Tabela3.C2" office:value-type="string">
            <text:p text:style-name="P9">Data Property Domínio &lt;= caminho de Object Property Local para Data Property Local</text:p>
          </table:table-cell>
        </table:table-row>
        <table:table-row>
          <table:table-cell table:style-name="Tabela3.A2" office:value-type="string">
            <text:p text:style-name="P3">#7</text:p>
          </table:table-cell>
          <table:table-cell table:style-name="Tabela3.A2" office:value-type="string">
            <text:p text:style-name="P4">S<text:span text:style-name="T1">D</text:span>&lt;=C<text:span text:style-name="T1">L, R</text:span></text:p>
          </table:table-cell>
          <table:table-cell table:style-name="Tabela3.C2" office:value-type="string">
            <text:p text:style-name="P9">Subclasse Domínio &lt;= Classe Local com Restrição</text:p>
          </table:table-cell>
        </table:table-row>
        <table:table-row>
          <table:table-cell table:style-name="Tabela3.A2" office:value-type="string">
            <text:p text:style-name="P3">#8</text:p>
          </table:table-cell>
          <table:table-cell table:style-name="Tabela3.A2" office:value-type="string">
            <text:p text:style-name="P4">C<text:span text:style-name="T1">D</text:span>&lt;=C<text:span text:style-name="T1">L, R</text:span></text:p>
          </table:table-cell>
          <table:table-cell table:style-name="Tabela3.C2" office:value-type="string">
            <text:p text:style-name="P9">Classe Domínio &lt;= Classe Local com Restrição</text:p>
          </table:table-cell>
        </table:table-row>
        <table:table-row>
          <table:table-cell table:style-name="Tabela3.A2" office:value-type="string">
            <text:p text:style-name="P3">#9</text:p>
          </table:table-cell>
          <table:table-cell table:style-name="Tabela3.A2" office:value-type="string">
            <text:p text:style-name="P4">DP<text:span text:style-name="T1">D</text:span>&lt;=DP<text:span text:style-name="T1">L, R</text:span></text:p>
          </table:table-cell>
          <table:table-cell table:style-name="Tabela3.C2" office:value-type="string">
            <text:p text:style-name="P9">Data Property Domínio &lt;= Data Property Local com Restrição</text:p>
          </table:table-cell>
        </table:table-row>
        <table:table-row>
          <table:table-cell table:style-name="Tabela3.A2" office:value-type="string">
            <text:p text:style-name="P3">#10</text:p>
          </table:table-cell>
          <table:table-cell table:style-name="Tabela3.A2" office:value-type="string">
            <text:p text:style-name="P4">C<text:span text:style-name="T1">D</text:span>&lt;=DP<text:span text:style-name="T1">L, R</text:span></text:p>
          </table:table-cell>
          <table:table-cell table:style-name="Tabela3.C2" office:value-type="string">
            <text:p text:style-name="P9">Classe Domínio &lt;= Data Property Local com Restrição</text:p>
          </table:table-cell>
        </table:table-row>
        <table:table-row>
          <table:table-cell table:style-name="Tabela3.A2" office:value-type="string">
            <text:p text:style-name="P3">#11</text:p>
          </table:table-cell>
          <table:table-cell table:style-name="Tabela3.A2" office:value-type="string">
            <text:p text:style-name="P4">OP<text:span text:style-name="T1">D</text:span>&lt;=DP<text:span text:style-name="T1">L, R</text:span></text:p>
          </table:table-cell>
          <table:table-cell table:style-name="Tabela3.C2" office:value-type="string">
            <text:p text:style-name="P9">Object Property Domínio &lt;= Data Property Local com Restrição</text:p>
          </table:table-cell>
        </table:table-row>
      </table:table>
      <text:p text:style-name="P1"/>
      <text:p text:style-name="P1">(5) Usando transição entre as regras para substituir os elementos das ontologias locais pelos objetos do banco de dado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3">#</text:p>
          </table:table-cell>
          <table:table-cell table:style-name="Tabela7.A1" office:value-type="string">
            <text:p text:style-name="P6">O<text:span text:style-name="T1">L </text:span>&lt;= BD</text:p>
          </table:table-cell>
          <table:table-cell table:style-name="Tabela7.A1" office:value-type="string">
            <text:p text:style-name="P6">O<text:span text:style-name="T1">D </text:span>&lt;= O<text:span text:style-name="T1">L</text:span></text:p>
          </table:table-cell>
          <table:table-cell table:style-name="Tabela7.D1" office:value-type="string">
            <text:p text:style-name="P6">O<text:span text:style-name="T1">D </text:span>&lt;= BD</text:p>
          </table:table-cell>
        </table:table-row>
        <table:table-row>
          <table:table-cell table:style-name="Tabela7.A2" office:value-type="string">
            <text:p text:style-name="P3">#1</text:p>
          </table:table-cell>
          <table:table-cell table:style-name="Tabela7.A2" office:value-type="string">
            <text:p text:style-name="P10">S<text:span text:style-name="T1">L</text:span> &lt;= T</text:p>
            <text:p text:style-name="P10">a : Book(b) &lt;= book</text:p>
          </table:table-cell>
          <table:table-cell table:style-name="Tabela7.A2" office:value-type="string">
            <text:p text:style-name="P10">S<text:span text:style-name="T1">D </text:span>&lt;= S<text:span text:style-name="T1">L</text:span></text:p>
            <text:p text:style-name="P10">s : Book(b) &lt;= a : Book(b)</text:p>
          </table:table-cell>
          <table:table-cell table:style-name="Tabela7.D2" office:value-type="string">
            <text:p text:style-name="P10">S<text:span text:style-name="T1">D </text:span>&lt;= T</text:p>
            <text:p text:style-name="P10">s : Book(b) &lt;= book</text:p>
          </table:table-cell>
        </table:table-row>
        <table:table-row>
          <table:table-cell table:style-name="Tabela7.A2" office:value-type="string">
            <text:p text:style-name="P3">#2</text:p>
          </table:table-cell>
          <table:table-cell table:style-name="Tabela7.A2" office:value-type="string">
            <text:p text:style-name="P10">S<text:span text:style-name="T1">L</text:span> &lt;= T</text:p>
            <text:p text:style-name="P10">a : Book(b) &lt;= book</text:p>
          </table:table-cell>
          <table:table-cell table:style-name="Tabela7.A2" office:value-type="string">
            <text:p text:style-name="P10">C<text:span text:style-name="T1">D </text:span>&lt;= S<text:span text:style-name="T1">L</text:span></text:p>
            <text:p text:style-name="P10">s : Product(b) &lt;= a : Book(b)</text:p>
          </table:table-cell>
          <table:table-cell table:style-name="Tabela7.D2" office:value-type="string">
            <text:p text:style-name="P10">C<text:span text:style-name="T1">D </text:span>&lt;= T</text:p>
            <text:p text:style-name="P10">s : Product(b) &lt;= book</text:p>
          </table:table-cell>
        </table:table-row>
        <table:table-row>
          <table:table-cell table:style-name="Tabela7.A2" office:value-type="string">
            <text:p text:style-name="P3">#3</text:p>
          </table:table-cell>
          <table:table-cell table:style-name="Tabela7.A2" office:value-type="string">
            <text:p text:style-name="P10">S<text:span text:style-name="T1">L</text:span> &lt;= T</text:p>
            <text:p text:style-name="P10">a : Music(m) &lt;= music</text:p>
          </table:table-cell>
          <table:table-cell table:style-name="Tabela7.A2" office:value-type="string">
            <text:p text:style-name="P10">S<text:span text:style-name="T1">D</text:span>&lt;=S<text:span text:style-name="T1">L</text:span></text:p>
            <text:p text:style-name="P10">s : Music(m) &lt;= a : Music(m)</text:p>
          </table:table-cell>
          <table:table-cell table:style-name="Tabela7.D2" office:value-type="string">
            <text:p text:style-name="P10">S<text:span text:style-name="T1">D </text:span>&lt;= T</text:p>
            <text:p text:style-name="P10">s : Music(m) &lt;= music</text:p>
          </table:table-cell>
        </table:table-row>
        <table:table-row>
          <table:table-cell table:style-name="Tabela7.A2" office:value-type="string">
            <text:p text:style-name="P3">#4</text:p>
          </table:table-cell>
          <table:table-cell table:style-name="Tabela7.A2" office:value-type="string">
            <text:p text:style-name="P10">S<text:span text:style-name="T1">L</text:span> &lt;= T</text:p>
            <text:p text:style-name="P10">a : Music(m) &lt;= music</text:p>
          </table:table-cell>
          <table:table-cell table:style-name="Tabela7.A2" office:value-type="string">
            <text:p text:style-name="P10">C<text:span text:style-name="T1">D </text:span>&lt;= S<text:span text:style-name="T1">L</text:span></text:p>
            <text:p text:style-name="P10">s : Product(m) &lt;= a : Music(m)</text:p>
          </table:table-cell>
          <table:table-cell table:style-name="Tabela7.D2" office:value-type="string">
            <text:p text:style-name="P10">C<text:span text:style-name="T1">D </text:span>&lt;= T</text:p>
            <text:p text:style-name="P10">s : Product(m) &lt;= music</text:p>
          </table:table-cell>
        </table:table-row>
        <table:table-row>
          <table:table-cell table:style-name="Tabela7.A2" office:value-type="string">
            <text:p text:style-name="P3">#5</text:p>
          </table:table-cell>
          <table:table-cell table:style-name="Tabela7.A2" office:value-type="string">
            <text:p text:style-name="P11">C<text:span text:style-name="T1">L </text:span>&lt;= T</text:p>
            <text:p text:style-name="P11">a : Publ(p) &lt;= publisher</text:p>
          </table:table-cell>
          <table:table-cell table:style-name="Tabela7.A2" office:value-type="string">
            <text:p text:style-name="P11">C<text:span text:style-name="T1">D </text:span>&lt;= C<text:span text:style-name="T1">L</text:span></text:p>
            <text:p text:style-name="P11">s : Publ(p) &lt;= a : Publ(p)</text:p>
          </table:table-cell>
          <table:table-cell table:style-name="Tabela7.D2" office:value-type="string">
            <text:p text:style-name="P11">C<text:span text:style-name="T1">D </text:span>&lt;= T</text:p>
            <text:p text:style-name="P11">s : Publ(p) &lt;= publisher</text:p>
          </table:table-cell>
        </table:table-row>
        <table:table-row>
          <table:table-cell table:style-name="Tabela7.A2" office:value-type="string">
            <text:p text:style-name="P3">#6</text:p>
          </table:table-cell>
          <table:table-cell table:style-name="Tabela7.A2" office:value-type="string">
            <text:p text:style-name="P8"><text:span text:style-name="T4">DP</text:span><text:span text:style-name="T2">L </text:span><text:span text:style-name="T4">&lt;= T.C</text:span><text:span text:style-name="T2">O</text:span></text:p>
            <text:p text:style-name="P11">a : title(b, t); a : Book(b) &lt;= book.title</text:p>
          </table:table-cell>
          <table:table-cell table:style-name="Tabela7.A2" office:value-type="string">
            <text:p text:style-name="P11">DP<text:span text:style-name="T1">D </text:span>&lt;= DP<text:span text:style-name="T1">L</text:span></text:p>
            <text:p text:style-name="P11">s : title(b; t) &lt;= a : title(b, t); a : Book(b)</text:p>
          </table:table-cell>
          <table:table-cell table:style-name="Tabela7.D2" office:value-type="string">
            <text:p text:style-name="P8"><text:span text:style-name="T4">DP</text:span><text:span text:style-name="T2">D </text:span><text:span text:style-name="T4">&lt;= T.</text:span>C<text:span text:style-name="T1">O</text:span></text:p>
            <text:p text:style-name="P11">s : title(b; t) &lt;= book.title</text:p>
          </table:table-cell>
        </table:table-row>
        <table:table-row>
          <table:table-cell table:style-name="Tabela7.A2" office:value-type="string">
            <text:p text:style-name="P3">#7</text:p>
          </table:table-cell>
          <table:table-cell table:style-name="Tabela7.A2" office:value-type="string">
            <text:p text:style-name="P11">OP<text:span text:style-name="T1">L </text:span>&lt;= T.C<text:span text:style-name="T1">O, FK</text:span></text:p>
            <text:p text:style-name="P11">a : publisher(b, p); a : Book(b) &lt;= book.publisher</text:p>
          </table:table-cell>
          <table:table-cell table:style-name="Tabela7.A2" office:value-type="string">
            <text:p text:style-name="P11">OP<text:span text:style-name="T1">D </text:span>&lt;= OP<text:span text:style-name="T1">L</text:span></text:p>
            <text:p text:style-name="P11">s : pub(b; p) &lt;= a : publisher(b, p); a : Book(b)</text:p>
          </table:table-cell>
          <table:table-cell table:style-name="Tabela7.D2" office:value-type="string">
            <text:p text:style-name="P11">OP<text:span text:style-name="T1">D </text:span>&lt;= T.C<text:span text:style-name="T1">O, FK</text:span></text:p>
            <text:p text:style-name="P11">s : pub(b; p) &lt;= book.publisher</text:p>
          </table:table-cell>
        </table:table-row>
        <table:table-row>
          <table:table-cell table:style-name="Tabela7.A2" office:value-type="string">
            <text:p text:style-name="P3">#8</text:p>
          </table:table-cell>
          <table:table-cell table:style-name="Tabela7.A2" office:value-type="string">
            <text:p text:style-name="P8"><text:span text:style-name="T4">DP</text:span><text:span text:style-name="T2">L </text:span><text:span text:style-name="T4">&lt;= T.C</text:span><text:span text:style-name="T2">O</text:span></text:p>
            <text:p text:style-name="P11">a : title(m, t); a : Music(m) &lt;= music.title</text:p>
          </table:table-cell>
          <table:table-cell table:style-name="Tabela7.A2" office:value-type="string">
            <text:p text:style-name="P11">DP<text:span text:style-name="T1">D </text:span>&lt;= DP<text:span text:style-name="T1">L</text:span></text:p>
            <text:p text:style-name="P11">s : title(m; t) &lt;= a : title(m, t); a : Music(m)</text:p>
          </table:table-cell>
          <table:table-cell table:style-name="Tabela7.D2" office:value-type="string">
            <text:p text:style-name="P8"><text:span text:style-name="T4">DP</text:span><text:span text:style-name="T2">D </text:span><text:span text:style-name="T4">&lt;= T.</text:span>C<text:span text:style-name="T1">O</text:span></text:p>
            <text:p text:style-name="P11">s : title(m; t) &lt;= music.title</text:p>
          </table:table-cell>
        </table:table-row>
        <table:table-row>
          <table:table-cell table:style-name="Tabela7.A2" office:value-type="string">
            <text:p text:style-name="P3">#9</text:p>
          </table:table-cell>
          <table:table-cell table:style-name="Tabela7.A2" office:value-type="string">
            <text:p text:style-name="P8"><text:span text:style-name="T4">DP</text:span><text:span text:style-name="T2">L </text:span><text:span text:style-name="T4">&lt;= T.C</text:span><text:span text:style-name="T2">O</text:span></text:p>
            <text:p text:style-name="P11">a : name(p, n); a : Publ(p) &lt;= publisher.name</text:p>
          </table:table-cell>
          <table:table-cell table:style-name="Tabela7.A2" office:value-type="string">
            <text:p text:style-name="P11">DP<text:span text:style-name="T1">D </text:span>&lt;= DP<text:span text:style-name="T1">L</text:span></text:p>
            <text:p text:style-name="P11">s : name(p; n) &lt;= a : name(p, n); a : Publ(p)</text:p>
          </table:table-cell>
          <table:table-cell table:style-name="Tabela7.D2" office:value-type="string">
            <text:p text:style-name="P11">DP<text:span text:style-name="T1">D </text:span>&lt;= T.C<text:span text:style-name="T1">O</text:span></text:p>
            <text:p text:style-name="P11">s : name(p; n) &lt;= publisher.name</text:p>
          </table:table-cell>
        </table:table-row>
        <text:soft-page-break/>
        <table:table-row>
          <table:table-cell table:style-name="Tabela7.A2" office:value-type="string">
            <text:p text:style-name="P3">#10</text:p>
          </table:table-cell>
          <table:table-cell table:style-name="Tabela7.A2" office:value-type="string">
            <text:p text:style-name="P8"><text:span text:style-name="T4">DP</text:span><text:span text:style-name="T2">L </text:span><text:span text:style-name="T4">&lt;= T.C</text:span><text:span text:style-name="T2">O</text:span></text:p>
            <text:p text:style-name="P11">a : address(p, a); a : Publ(p) &lt;= publisher.address</text:p>
          </table:table-cell>
          <table:table-cell table:style-name="Tabela7.A2" office:value-type="string">
            <text:p text:style-name="P11">DP<text:span text:style-name="T1">D </text:span>&lt;= DP<text:span text:style-name="T1">L</text:span></text:p>
            <text:p text:style-name="P11">s : address(p; a) &lt;= a : address(p, a); a : Publ(p)</text:p>
          </table:table-cell>
          <table:table-cell table:style-name="Tabela7.D2" office:value-type="string">
            <text:p text:style-name="P11">DP<text:span text:style-name="T1">D </text:span>&lt;= T.C<text:span text:style-name="T1">O</text:span></text:p>
            <text:p text:style-name="P11">s : address(p; a) &lt;= publisher.address</text:p>
          </table:table-cell>
        </table:table-row>
        <table:table-row>
          <table:table-cell table:style-name="Tabela7.A2" office:value-type="string">
            <text:p text:style-name="P3">#11</text:p>
          </table:table-cell>
          <table:table-cell table:style-name="Tabela7.A2" office:value-type="string">
            <text:p text:style-name="P11">OP<text:span text:style-name="T1">L </text:span>&lt;= T.C<text:span text:style-name="T1">O, FK</text:span> ; DP<text:span text:style-name="T1">L </text:span>&lt;= T.C<text:span text:style-name="T1">O</text:span></text:p>
            <text:p text:style-name="P11">a : rec(m, r) &lt;= music.rec; </text:p>
            <text:p text:style-name="P11">a : recname(r, n); a : Recorder(r) &lt;= recorder.recname</text:p>
          </table:table-cell>
          <table:table-cell table:style-name="Tabela7.A2" office:value-type="string">
            <text:p text:style-name="P11">DP<text:span text:style-name="T1">D</text:span> &lt;= OP<text:span text:style-name="T1">L </text:span>; DP<text:span text:style-name="T1">L</text:span></text:p>
            <text:p text:style-name="P11">s : recorder(m; n) &lt;= a : rec(m, r); a : recname(r, n); a : Recorder(r)</text:p>
          </table:table-cell>
          <table:table-cell table:style-name="Tabela7.D2" office:value-type="string">
            <text:p text:style-name="P11">DP<text:span text:style-name="T1">D</text:span> &lt;= T.C<text:span text:style-name="T1">O, FK</text:span> ; T.C<text:span text:style-name="T1">O</text:span></text:p>
            <text:p text:style-name="P11">s : recorder(m; n) &lt;= music.rec;</text:p>
            <text:p text:style-name="P11">recorder.recname</text:p>
          </table:table-cell>
        </table:table-row>
      </table:table>
      <text:p text:style-name="P22">Tabela : Transformação dos mapeamentos da base Amazon.</text:p>
      <text:list xml:id="list29385599" text:continue-numbering="true" text:style-name="L1">
        <text:list-header>
          <text:p text:style-name="P21"/>
        </text:list-header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3">#</text:p>
          </table:table-cell>
          <table:table-cell table:style-name="Tabela8.A1" office:value-type="string">
            <text:p text:style-name="P6">O<text:span text:style-name="T1">L </text:span>&lt;= BD</text:p>
          </table:table-cell>
          <table:table-cell table:style-name="Tabela8.A1" office:value-type="string">
            <text:p text:style-name="P6">O<text:span text:style-name="T1">D </text:span>&lt;= O<text:span text:style-name="T1">L</text:span></text:p>
          </table:table-cell>
          <table:table-cell table:style-name="Tabela8.D1" office:value-type="string">
            <text:p text:style-name="P6">O<text:span text:style-name="T1">D </text:span>&lt;= BD</text:p>
          </table:table-cell>
        </table:table-row>
        <table:table-row>
          <table:table-cell table:style-name="Tabela8.A2" office:value-type="string">
            <text:p text:style-name="P13">#1</text:p>
          </table:table-cell>
          <table:table-cell table:style-name="Tabela8.A2" office:value-type="string">
            <text:p text:style-name="P11">C<text:span text:style-name="T1">L, R </text:span>&lt;= T<text:span text:style-name="T1">R</text:span></text:p>
            <text:p text:style-name="P11">e : Product(p), e : type(p) = 'book' </text:p>
            <text:p text:style-name="P11">&lt;= product, product.type = 'book'</text:p>
          </table:table-cell>
          <table:table-cell table:style-name="Tabela8.A2" office:value-type="string">
            <text:p text:style-name="P11">S<text:span text:style-name="T1">D </text:span>&lt;= C<text:span text:style-name="T1">L, R</text:span></text:p>
            <text:p text:style-name="P12">s : Book(p) &lt;= e : Product(p), e : type(p) = 'book'</text:p>
          </table:table-cell>
          <table:table-cell table:style-name="Tabela8.D2" office:value-type="string">
            <text:p text:style-name="P11">S<text:span text:style-name="T1">D </text:span>&lt;= T<text:span text:style-name="T1">R</text:span></text:p>
            <text:p text:style-name="P12">s : Book(p) &lt;= </text:p>
            <text:p text:style-name="P12">product, product.type = 'book'</text:p>
          </table:table-cell>
        </table:table-row>
        <table:table-row>
          <table:table-cell table:style-name="Tabela8.A2" office:value-type="string">
            <text:p text:style-name="P13">#2</text:p>
          </table:table-cell>
          <table:table-cell table:style-name="Tabela8.A2" office:value-type="string">
            <text:p text:style-name="P11">C<text:span text:style-name="T1">L, R </text:span>&lt;= T<text:span text:style-name="T1">R</text:span></text:p>
            <text:p text:style-name="P11">e : Product(p), e : type(p) = 'book' </text:p>
            <text:p text:style-name="P11">&lt;= product, product.type = 'book'</text:p>
          </table:table-cell>
          <table:table-cell table:style-name="Tabela8.A2" office:value-type="string">
            <text:p text:style-name="P12">C<text:span text:style-name="T1">D </text:span>&lt;= C<text:span text:style-name="T1">L, R</text:span></text:p>
            <text:p text:style-name="P12">s : Product(p) &lt;= e : Product(p), e : type(p) = 'book'</text:p>
          </table:table-cell>
          <table:table-cell table:style-name="Tabela8.D2" office:value-type="string">
            <text:p text:style-name="P11">C<text:span text:style-name="T1">D </text:span>&lt;= T<text:span text:style-name="T1">R</text:span></text:p>
            <text:p text:style-name="P12">s : Product(p) &lt;= </text:p>
            <text:p text:style-name="P12">product, product.type = 'book'</text:p>
          </table:table-cell>
        </table:table-row>
        <table:table-row>
          <table:table-cell table:style-name="Tabela8.A2" office:value-type="string">
            <text:p text:style-name="P13">#3</text:p>
          </table:table-cell>
          <table:table-cell table:style-name="Tabela8.A2" office:value-type="string">
            <text:p text:style-name="P11">C<text:span text:style-name="T1">L, R </text:span>&lt;= T<text:span text:style-name="T1">R</text:span></text:p>
            <text:p text:style-name="P11">e : Product(p), e : type(p) = 'music'</text:p>
            <text:p text:style-name="P11">&lt;= product, product.type = 'music'</text:p>
          </table:table-cell>
          <table:table-cell table:style-name="Tabela8.A2" office:value-type="string">
            <text:p text:style-name="P11">S<text:span text:style-name="T1">D </text:span>&lt;= C<text:span text:style-name="T1">L, R</text:span></text:p>
            <text:p text:style-name="P11">s : Music(p) &lt;= e : Product(p), e : type(p) = 'music'</text:p>
          </table:table-cell>
          <table:table-cell table:style-name="Tabela8.D2" office:value-type="string">
            <text:p text:style-name="P11">S<text:span text:style-name="T1">D </text:span>&lt;= T<text:span text:style-name="T1">R</text:span></text:p>
            <text:p text:style-name="P12">s : Music(p) &lt;= </text:p>
            <text:p text:style-name="P12">product, product.type = 'music'</text:p>
          </table:table-cell>
        </table:table-row>
        <table:table-row>
          <table:table-cell table:style-name="Tabela8.A2" office:value-type="string">
            <text:p text:style-name="P13">#4</text:p>
          </table:table-cell>
          <table:table-cell table:style-name="Tabela8.A2" office:value-type="string">
            <text:p text:style-name="P11">C<text:span text:style-name="T1">L, R </text:span>&lt;= T<text:span text:style-name="T1">R</text:span></text:p>
            <text:p text:style-name="P11">e : Product(p), e : type(p) = 'music'</text:p>
            <text:p text:style-name="P11">&lt;= product, product.type = 'music'</text:p>
          </table:table-cell>
          <table:table-cell table:style-name="Tabela8.A2" office:value-type="string">
            <text:p text:style-name="P11">C<text:span text:style-name="T1">D </text:span>&lt;= C<text:span text:style-name="T1">L, R</text:span></text:p>
            <text:p text:style-name="P11">s : Product(p) &lt;= e : Product(p), e : type(p) = 'music'</text:p>
          </table:table-cell>
          <table:table-cell table:style-name="Tabela8.D2" office:value-type="string">
            <text:p text:style-name="P11">C<text:span text:style-name="T1">D </text:span>&lt;= T<text:span text:style-name="T1">R</text:span></text:p>
            <text:p text:style-name="P12">s : Product(p) &lt;= </text:p>
            <text:p text:style-name="P12">product, product.type = 'music'</text:p>
          </table:table-cell>
        </table:table-row>
        <table:table-row>
          <table:table-cell table:style-name="Tabela8.A2" office:value-type="string">
            <text:p text:style-name="P13">#5</text:p>
          </table:table-cell>
          <table:table-cell table:style-name="Tabela8.A2" office:value-type="string">
            <text:p text:style-name="P11">DP<text:span text:style-name="T1">L, R</text:span> &lt;= T.C<text:span text:style-name="T1">O</text:span> </text:p>
            <text:p text:style-name="P11">e : title(p, t), e : Product(p), </text:p>
            <text:p text:style-name="P11">e : type(p) = 'book' &lt;=</text:p>
            <text:p text:style-name="P11">product.title</text:p>
          </table:table-cell>
          <table:table-cell table:style-name="Tabela8.A2" office:value-type="string">
            <text:p text:style-name="P11">DP<text:span text:style-name="T1">D </text:span>&lt;= DP<text:span text:style-name="T1">L, R</text:span></text:p>
            <text:p text:style-name="P11">s : title(p, t) &lt;= e : title(p, t), e : Product(p), </text:p>
            <text:p text:style-name="P11">e : type(p) = 'book'</text:p>
          </table:table-cell>
          <table:table-cell table:style-name="Tabela8.D2" office:value-type="string">
            <text:p text:style-name="P11">DP<text:span text:style-name="T1">D </text:span>&lt;= T.C<text:span text:style-name="T1">O</text:span></text:p>
            <text:p text:style-name="P11">s : title(p, t) &lt;= product.title</text:p>
            <text:p text:style-name="P11"/>
          </table:table-cell>
        </table:table-row>
        <table:table-row>
          <table:table-cell table:style-name="Tabela8.A2" office:value-type="string">
            <text:p text:style-name="P13">#6</text:p>
          </table:table-cell>
          <table:table-cell table:style-name="Tabela8.A2" office:value-type="string">
            <text:p text:style-name="P11">DP<text:span text:style-name="T1">L, R</text:span> &lt;= T.C<text:span text:style-name="T1">O</text:span> </text:p>
            <text:p text:style-name="P11">e : title(p, t), e : Product(p), </text:p>
            <text:p text:style-name="P11">e : type(p) = 'music' &lt;=</text:p>
            <text:p text:style-name="P11">product.title</text:p>
          </table:table-cell>
          <table:table-cell table:style-name="Tabela8.A2" office:value-type="string">
            <text:p text:style-name="P11">DP<text:span text:style-name="T1">D </text:span>&lt;= DP<text:span text:style-name="T1">L, R</text:span></text:p>
            <text:p text:style-name="P11">s : title(p, t) &lt;= e : title(p, t), e : Product(p), </text:p>
            <text:p text:style-name="P11">e : type(p) = 'music'</text:p>
          </table:table-cell>
          <table:table-cell table:style-name="Tabela8.D2" office:value-type="string">
            <text:p text:style-name="P11">DP<text:span text:style-name="T1">D </text:span>&lt;= T.C<text:span text:style-name="T1">O </text:span></text:p>
            <text:p text:style-name="P11">s : title(p, t) &lt;= product.title</text:p>
            <text:p text:style-name="P14"/>
          </table:table-cell>
        </table:table-row>
        <table:table-row>
          <table:table-cell table:style-name="Tabela8.A2" office:value-type="string">
            <text:p text:style-name="P13">#7</text:p>
          </table:table-cell>
          <table:table-cell table:style-name="Tabela8.A2" office:value-type="string">
            <text:p text:style-name="P11">DP<text:span text:style-name="T1">L, R</text:span> &lt;= T.C<text:span text:style-name="T1">O</text:span> </text:p>
            <text:p text:style-name="P2">e : publisher(b, n); </text:p>
            <text:p text:style-name="P11">e : Product(b); e : type(b) = 'book' &lt;=</text:p>
            <text:p text:style-name="P11">product.publisher</text:p>
          </table:table-cell>
          <table:table-cell table:style-name="Tabela8.A2" office:value-type="string">
            <text:p text:style-name="P11">C<text:span text:style-name="T1">D </text:span>&lt;= DP<text:span text:style-name="T1">L, R</text:span></text:p>
            <text:p text:style-name="P11">s : Publ(fpubl(n)) &lt;= </text:p>
            <text:p text:style-name="P11">e : publisher(b, n); </text:p>
            <text:p text:style-name="P11">e : Product(b); e : type(b) = 'book'</text:p>
          </table:table-cell>
          <table:table-cell table:style-name="Tabela8.D2" office:value-type="string">
            <text:p text:style-name="P11">C<text:span text:style-name="T1">D </text:span>&lt;= T.C<text:span text:style-name="T1">O</text:span></text:p>
            <text:p text:style-name="P11">s : Publ(fpubl(n)) &lt;=</text:p>
            <text:p text:style-name="P11">product.publisher</text:p>
          </table:table-cell>
        </table:table-row>
        <table:table-row>
          <table:table-cell table:style-name="Tabela8.A2" office:value-type="string">
            <text:p text:style-name="P13">#8</text:p>
          </table:table-cell>
          <table:table-cell table:style-name="Tabela8.A2" office:value-type="string">
            <text:p text:style-name="P11">DP<text:span text:style-name="T1">L, R</text:span> &lt;= T.C<text:span text:style-name="T1">O</text:span> </text:p>
            <text:p text:style-name="P11">e : publisher(b, n); </text:p>
            <text:p text:style-name="P11">e : Product(b); e : type(b) = 'book'</text:p>
            <text:p text:style-name="P11">&lt;=</text:p>
            <text:p text:style-name="P11">product.publisher</text:p>
          </table:table-cell>
          <table:table-cell table:style-name="Tabela8.A2" office:value-type="string">
            <text:p text:style-name="P11">DP<text:span text:style-name="T1">D </text:span>&lt;= DP<text:span text:style-name="T1">L, R</text:span></text:p>
            <text:p text:style-name="P11">s : name(fpubl(n), n) &lt;= </text:p>
            <text:p text:style-name="P11">e : publisher(b, n); </text:p>
            <text:p text:style-name="P11">e : Product(b); e : type(b) = 'book'</text:p>
          </table:table-cell>
          <table:table-cell table:style-name="Tabela8.D2" office:value-type="string">
            <text:p text:style-name="P11">DP<text:span text:style-name="T1">D </text:span>&lt;= T.C<text:span text:style-name="T1">O</text:span></text:p>
            <text:p text:style-name="P11">s : name(fpubl(n), n) &lt;=</text:p>
            <text:p text:style-name="P11">product.publisher</text:p>
            <text:p text:style-name="P14"/>
          </table:table-cell>
        </table:table-row>
        <text:soft-page-break/>
        <table:table-row>
          <table:table-cell table:style-name="Tabela8.A2" office:value-type="string">
            <text:p text:style-name="P13">#9</text:p>
          </table:table-cell>
          <table:table-cell table:style-name="Tabela8.A2" office:value-type="string">
            <text:p text:style-name="P11">DP<text:span text:style-name="T1">L, R</text:span> &lt;= T.C<text:span text:style-name="T1">O</text:span> </text:p>
            <text:p text:style-name="P11">e : publisher(b, n); </text:p>
            <text:p text:style-name="P11">e : Product(b); e : type(b) = 'book'</text:p>
            <text:p text:style-name="P11">&lt;=</text:p>
            <text:p text:style-name="P11">product.publisher</text:p>
          </table:table-cell>
          <table:table-cell table:style-name="Tabela8.A2" office:value-type="string">
            <text:p text:style-name="P11">OP<text:span text:style-name="T1">D </text:span>&lt;= DP<text:span text:style-name="T1">L, R</text:span></text:p>
            <text:p text:style-name="P11">s : pub(b, fpubl(n)) &lt;= </text:p>
            <text:p text:style-name="P11">e : publisher(b, n); </text:p>
            <text:p text:style-name="P11">e : Product(b); e : type(b) = 'book'</text:p>
          </table:table-cell>
          <table:table-cell table:style-name="Tabela8.D2" office:value-type="string">
            <text:p text:style-name="P11">OP<text:span text:style-name="T1">D </text:span>&lt;= T.C<text:span text:style-name="T1">O</text:span></text:p>
            <text:p text:style-name="P11">s : pub(b, fpubl(n)) &lt;=</text:p>
            <text:p text:style-name="P11">product.publisher</text:p>
            <text:p text:style-name="P11"/>
          </table:table-cell>
        </table:table-row>
      </table:table>
      <text:p text:style-name="P22">Tabela : Transformação dos mapeamentos da base Ebay.</text:p>
      <text:p text:style-name="P1"/>
      <text:p text:style-name="P20">(6) Tipos de mapeamentos identificados entre bases de dados e ontologias de domínio. Algumas adaptações foram feitas para gerar os mapeamentos D2R. </text:p>
      <text:p text:style-name="P20">Por exemplo: <text:span text:style-name="T5">S</text:span><text:span text:style-name="T3">D </text:span><text:span text:style-name="T5">&lt;= T </text:span><text:span text:style-name="T6">foi convertido para </text:span><text:span text:style-name="T5">S</text:span><text:span text:style-name="T3">D </text:span><text:span text:style-name="T5">&lt;= T.PK</text:span></text:p>
      <text:p text:style-name="P23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3">#1</text:p>
          </table:table-cell>
          <table:table-cell table:style-name="Tabela9.A1" office:value-type="string">
            <text:p text:style-name="P7">S<text:span text:style-name="T1">D </text:span>&lt;= T.PK</text:p>
          </table:table-cell>
          <table:table-cell table:style-name="Tabela9.C1" office:value-type="string">
            <text:p text:style-name="P9">Subclasse Domínio &lt;= Tabela.PrimaryKey</text:p>
          </table:table-cell>
        </table:table-row>
        <table:table-row>
          <table:table-cell table:style-name="Tabela9.A2" office:value-type="string">
            <text:p text:style-name="P3">#2</text:p>
          </table:table-cell>
          <table:table-cell table:style-name="Tabela9.A2" office:value-type="string">
            <text:p text:style-name="P7">C<text:span text:style-name="T1">D </text:span>&lt;= T</text:p>
          </table:table-cell>
          <table:table-cell table:style-name="Tabela9.C2" office:value-type="string">
            <text:p text:style-name="P9">Classe Domínio &lt;= Tabela</text:p>
          </table:table-cell>
        </table:table-row>
        <table:table-row>
          <table:table-cell table:style-name="Tabela9.A2" office:value-type="string">
            <text:p text:style-name="P3">#3</text:p>
          </table:table-cell>
          <table:table-cell table:style-name="Tabela9.A2" office:value-type="string">
            <text:p text:style-name="P7">D P<text:span text:style-name="T1">D</text:span>(C) &lt;= T.C<text:span text:style-name="T1">O</text:span></text:p>
          </table:table-cell>
          <table:table-cell table:style-name="Tabela9.C2" office:value-type="string">
            <text:p text:style-name="P9">Data Property Domínio (Classe Pai) &lt;= Tabela.Coluna</text:p>
          </table:table-cell>
        </table:table-row>
        <table:table-row>
          <table:table-cell table:style-name="Tabela9.A2" office:value-type="string">
            <text:p text:style-name="P3">#4</text:p>
          </table:table-cell>
          <table:table-cell table:style-name="Tabela9.A2" office:value-type="string">
            <text:p text:style-name="P7">OP<text:span text:style-name="T1">D </text:span>&lt;= T.C<text:span text:style-name="T1">O, FK</text:span>; T.C<text:span text:style-name="T1">O, PK</text:span></text:p>
          </table:table-cell>
          <table:table-cell table:style-name="Tabela9.C2" office:value-type="string">
            <text:p text:style-name="P9">Object Property Domínio &lt;= Tabela.Coluna (FK); </text:p>
            <text:p text:style-name="P9">Tabela.Coluna (PK)</text:p>
          </table:table-cell>
        </table:table-row>
        <table:table-row>
          <table:table-cell table:style-name="Tabela9.A2" office:value-type="string">
            <text:p text:style-name="P3">#5</text:p>
          </table:table-cell>
          <table:table-cell table:style-name="Tabela9.A2" office:value-type="string">
            <text:p text:style-name="P5">DP<text:span text:style-name="T1">D</text:span> &lt;= T.C<text:span text:style-name="T1">O</text:span> ; </text:p>
            <text:p text:style-name="P5">T.C<text:span text:style-name="T1">O, FK</text:span> ; T.C<text:span text:style-name="T1">O, PK</text:span></text:p>
          </table:table-cell>
          <table:table-cell table:style-name="Tabela9.C2" office:value-type="string">
            <text:p text:style-name="P9">Data Property Domínio &lt;= Tabela.Coluna;</text:p>
            <text:p text:style-name="P9">Tabela.Coluna (FK) ; Tabela.Coluna(PK)</text:p>
          </table:table-cell>
        </table:table-row>
        <table:table-row>
          <table:table-cell table:style-name="Tabela9.A2" office:value-type="string">
            <text:p text:style-name="P3">#6</text:p>
          </table:table-cell>
          <table:table-cell table:style-name="Tabela9.A2" office:value-type="string">
            <text:p text:style-name="P5">S<text:span text:style-name="T1">D </text:span>&lt;= T.PK<text:span text:style-name="T1">R</text:span></text:p>
          </table:table-cell>
          <table:table-cell table:style-name="Tabela9.C2" office:value-type="string">
            <text:p text:style-name="P9">Subclasse Domínio &lt;= Tabela.PrimaryKey </text:p>
            <text:p text:style-name="P9">com restrição</text:p>
          </table:table-cell>
        </table:table-row>
        <table:table-row>
          <table:table-cell table:style-name="Tabela9.A2" office:value-type="string">
            <text:p text:style-name="P3">#7</text:p>
          </table:table-cell>
          <table:table-cell table:style-name="Tabela9.A2" office:value-type="string">
            <text:p text:style-name="P5">C<text:span text:style-name="T1">D </text:span>&lt;= T<text:span text:style-name="T1">R</text:span></text:p>
          </table:table-cell>
          <table:table-cell table:style-name="Tabela9.C2" office:value-type="string">
            <text:p text:style-name="P9">Classe Domínio &lt;= Tabela com restrição</text:p>
          </table:table-cell>
        </table:table-row>
        <table:table-row>
          <table:table-cell table:style-name="Tabela9.A2" office:value-type="string">
            <text:p text:style-name="P3">#8</text:p>
          </table:table-cell>
          <table:table-cell table:style-name="Tabela9.A2" office:value-type="string">
            <text:p text:style-name="P5">C<text:span text:style-name="T1">D </text:span>&lt;= T.C<text:span text:style-name="T1">O</text:span></text:p>
          </table:table-cell>
          <table:table-cell table:style-name="Tabela9.C2" office:value-type="string">
            <text:p text:style-name="P9">Classe Domínio &lt;= Tabela.Coluna</text:p>
          </table:table-cell>
        </table:table-row>
        <table:table-row>
          <table:table-cell table:style-name="Tabela9.A2" office:value-type="string">
            <text:p text:style-name="P3">#9</text:p>
          </table:table-cell>
          <table:table-cell table:style-name="Tabela9.A2" office:value-type="string">
            <text:p text:style-name="P5">OP<text:span text:style-name="T1">D </text:span>&lt;= T.C<text:span text:style-name="T1">O</text:span></text:p>
          </table:table-cell>
          <table:table-cell table:style-name="Tabela9.C2" office:value-type="string">
            <text:p text:style-name="P9">Object Property Domínio &lt;= Tabela.Coluna</text:p>
          </table:table-cell>
        </table:table-row>
      </table:table>
      <text:h text:style-name="SBC_3a_title_3a_1" text:outline-level="1" text:is-list-header="true"/>
      <text:p text:style-name="P24">(7) Exemplos de geração de mapeamentos D2R para cada tipo definido em (6):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">S<text:span text:style-name="T1">D </text:span>&lt;= T.PK</text:p>
            <text:p text:style-name="P15">s:Book &lt;= book.title</text:p>
          </table:table-cell>
          <table:table-cell table:style-name="Tabela10.B1" office:value-type="string">
            <text:p text:style-name="P16">map:book a d2rq:ClassMap;</text:p>
            <text:p text:style-name="P16"><text:s text:c="4"/>d2rq:dataStorage map:database;</text:p>
            <text:p text:style-name="P16"><text:s text:c="4"/>d2rq:uriPattern "book/@@<text:span text:style-name="T7">book</text:span>.title|urlify@@";</text:p>
            <text:p text:style-name="P16"><text:s text:c="4"/>d2rq:class <text:span text:style-name="T7">s:Book</text:span>;</text:p>
            <text:p text:style-name="P16"><text:s text:c="4"/>d2rq:classDefinitionLabel "book";</text:p>
            <text:p text:style-name="P16"><text:s text:c="4"/>.</text:p>
          </table:table-cell>
        </table:table-row>
        <table:table-row>
          <table:table-cell table:style-name="Tabela10.A2" office:value-type="string">
            <text:p text:style-name="P7">C<text:span text:style-name="T1">D </text:span>&lt;= T</text:p>
          </table:table-cell>
          <table:table-cell table:style-name="Tabela10.B2" office:value-type="string">
            <text:p text:style-name="P16">-</text:p>
          </table:table-cell>
        </table:table-row>
        <table:table-row>
          <table:table-cell table:style-name="Tabela10.A2" office:value-type="string">
            <text:p text:style-name="P7">DP<text:span text:style-name="T1">D </text:span>(C)&lt;= T.C<text:span text:style-name="T1">O</text:span></text:p>
            <text:p text:style-name="P15">s:title(map:book) &lt;= book.title</text:p>
          </table:table-cell>
          <table:table-cell table:style-name="Tabela10.B2" office:value-type="string">
            <text:p text:style-name="P16">map:book_title a d2rq:PropertyBridge;</text:p>
            <text:p text:style-name="P16"><text:s text:c="4"/>d2rq:belongsToClassMap <text:span text:style-name="T7">map:book</text:span>;</text:p>
            <text:p text:style-name="P16"><text:s text:c="4"/>d2rq:property <text:span text:style-name="T7">s:title</text:span>;</text:p>
            <text:p text:style-name="P16"><text:soft-page-break/><text:s text:c="4"/>d2rq:column "<text:span text:style-name="T7">book.title</text:span>";</text:p>
            <text:p text:style-name="P16"><text:s text:c="4"/>.</text:p>
          </table:table-cell>
        </table:table-row>
        <table:table-row>
          <table:table-cell table:style-name="Tabela10.A2" office:value-type="string">
            <text:p text:style-name="P7">OP<text:span text:style-name="T1">D </text:span>&lt;= T.C<text:span text:style-name="T1">O, FK</text:span>; T.C<text:span text:style-name="T1">O, PK</text:span></text:p>
            <text:p text:style-name="P15">s:pub &lt;= <text:s/>book.publisher; <text:s/>publisher.name</text:p>
          </table:table-cell>
          <table:table-cell table:style-name="Tabela10.B2" office:value-type="string">
            <text:p text:style-name="P16">map:book_pub a d2rq:PropertyBridge;</text:p>
            <text:p text:style-name="P16"><text:s text:c="4"/>d2rq:belongsToClassMap map:book;</text:p>
            <text:p text:style-name="P16"><text:s text:c="4"/>d2rq:property <text:span text:style-name="T7">s:pub</text:span>;</text:p>
            <text:p text:style-name="P16"><text:s text:c="4"/>d2rq:refersToClassMap map:publisher;</text:p>
            <text:p text:style-name="P16"><text:s text:c="4"/>d2rq:join "<text:span text:style-name="T7">book.publisher</text:span> <text:span text:style-name="T7">=&gt;</text:span> <text:span text:style-name="T7">publisher.name</text:span>";</text:p>
            <text:p text:style-name="P16"><text:s text:c="4"/>.</text:p>
          </table:table-cell>
        </table:table-row>
        <table:table-row>
          <table:table-cell table:style-name="Tabela10.A2" office:value-type="string">
            <text:p text:style-name="P5">DP<text:span text:style-name="T1">D</text:span> &lt;= </text:p>
            <text:p text:style-name="P5">T.C<text:span text:style-name="T1">O</text:span> ; T.C<text:span text:style-name="T1">O, FK</text:span> ; T.C<text:span text:style-name="T1">O, PK</text:span></text:p>
            <text:p text:style-name="P17">s:recorder &lt;=</text:p>
            <text:p text:style-name="P17">recorder.recname; music.rec; recorder.recname </text:p>
          </table:table-cell>
          <table:table-cell table:style-name="Tabela10.B2" office:value-type="string">
            <text:p text:style-name="P16">map:music_rec a d2rq:PropertyBridge;</text:p>
            <text:p text:style-name="P16"><text:s text:c="4"/>d2rq:belongsToClassMap map:music;</text:p>
            <text:p text:style-name="P16"><text:s text:c="4"/>d2rq:property <text:span text:style-name="T7">s:recorder</text:span>;</text:p>
            <text:p text:style-name="P16"><text:s text:c="4"/>d2rq:column "recorder.recname";</text:p>
            <text:p text:style-name="P16"><text:s text:c="4"/>d2rq:join "<text:span text:style-name="T7">music.rec =&gt; recorder.recname</text:span>";</text:p>
            <text:p text:style-name="P16"><text:s text:c="4"/>.</text:p>
          </table:table-cell>
        </table:table-row>
        <table:table-row>
          <table:table-cell table:style-name="Tabela10.A2" office:value-type="string">
            <text:p text:style-name="P5">S<text:span text:style-name="T1">D </text:span>&lt;= T.PK<text:span text:style-name="T1">R</text:span></text:p>
            <text:p text:style-name="P17">s:Book &lt;= product.title;</text:p>
            <text:p text:style-name="P18">product.type='book'</text:p>
          </table:table-cell>
          <table:table-cell table:style-name="Tabela10.B2" office:value-type="string">
            <text:p text:style-name="P16">map:book a d2rq:ClassMap;</text:p>
            <text:p text:style-name="P16"><text:s text:c="4"/>d2rq:dataStorage map:database;</text:p>
            <text:p text:style-name="P16"><text:s text:c="4"/>d2rq:uriPattern "book/@@<text:span text:style-name="T7">product.title</text:span>|urlify@@";</text:p>
            <text:p text:style-name="P16"><text:s text:c="4"/>d2rq:class <text:span text:style-name="T7">s:Book</text:span>;</text:p>
            <text:p text:style-name="P16"><text:s text:c="4"/>d2rq:condition "<text:span text:style-name="T7">product.type='book'</text:span>";</text:p>
            <text:p text:style-name="P16"><text:s text:c="4"/>.</text:p>
          </table:table-cell>
        </table:table-row>
        <table:table-row>
          <table:table-cell table:style-name="Tabela10.A2" office:value-type="string">
            <text:p text:style-name="P5">C<text:span text:style-name="T1">D </text:span>&lt;= T<text:span text:style-name="T1">R</text:span></text:p>
          </table:table-cell>
          <table:table-cell table:style-name="Tabela10.B2" office:value-type="string">
            <text:p text:style-name="P16">-</text:p>
          </table:table-cell>
        </table:table-row>
        <table:table-row>
          <table:table-cell table:style-name="Tabela10.A2" office:value-type="string">
            <text:p text:style-name="P5">C<text:span text:style-name="T1">D </text:span>&lt;= T.C<text:span text:style-name="T1">O</text:span></text:p>
            <text:p text:style-name="P17">s:Publ &lt;= <text:s/>product.publisher</text:p>
          </table:table-cell>
          <table:table-cell table:style-name="Tabela10.B2" office:value-type="string">
            <text:p text:style-name="P16">map:publisher a d2rq:ClassMap;</text:p>
            <text:p text:style-name="P16"><text:s text:c="4"/>d2rq:dataStorage map:database;</text:p>
            <text:p text:style-name="P16"><text:s text:c="4"/>d2rq:uriPattern "publisher/@@<text:span text:style-name="T7">product.publisher</text:span>|urlify@@";</text:p>
            <text:p text:style-name="P16"><text:s text:c="4"/>d2rq:class <text:span text:style-name="T7">s:Publ</text:span>;</text:p>
            <text:p text:style-name="P16"><text:s text:c="4"/>d2rq:containsDuplicates "true";</text:p>
            <text:p text:style-name="P16"><text:s text:c="4"/>.</text:p>
          </table:table-cell>
        </table:table-row>
        <table:table-row>
          <table:table-cell table:style-name="Tabela10.A2" office:value-type="string">
            <text:p text:style-name="P5">OP<text:span text:style-name="T1">D </text:span>&lt;= T.C<text:span text:style-name="T1">O</text:span></text:p>
            <text:p text:style-name="P17">s:pub &lt;= <text:s/>product.publisher</text:p>
            <text:p text:style-name="P5"/>
          </table:table-cell>
          <table:table-cell table:style-name="Tabela10.B2" office:value-type="string">
            <text:p text:style-name="P16">map:book_pub a d2rq:PropertyBridge;</text:p>
            <text:p text:style-name="P16"><text:s text:c="4"/>d2rq:belongsToClassMap map:book;</text:p>
            <text:p text:style-name="P16"><text:s text:c="4"/>d2rq:property <text:span text:style-name="T7">s:pub</text:span>;</text:p>
            <text:p text:style-name="P16"><text:s text:c="4"/>d2rq:uriPattern "publisher/@@product.publisher|urlify@@";</text:p>
            <text:p text:style-name="P16"><text:s text:c="4"/>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MSY10" svg:font-family="CMSY10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2-03-27T09:15:24.71</meta:creation-date>
    <meta:document-statistic meta:table-count="7" meta:image-count="0" meta:object-count="0" meta:page-count="5" meta:paragraph-count="379" meta:word-count="1580" meta:character-count="8295"/>
    <dc:date>2012-03-27T09:24:46.66</dc:date>
    <dc:creator>Luís Teixeira</dc:creator>
    <meta:editing-duration>PT00H09M22S</meta:editing-duration>
    <meta:editing-cycles>1</meta:editing-cycles>
    <meta:generator>BrOffice.org/3.2$Win32 OpenOffice.org_project/320m18$Build-9502</meta:generator>
  </office:meta>
</office:document-meta>
</file>